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Sr.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hone No</text:p>
          </table:table-cell>
          <table:table-cell table:style-name="ce1" office:value-type="string" calcext:value-type="string">
            <text:p>Image Link</text:p>
          </table:table-cell>
          <table:table-cell table:style-name="ce1" office:value-type="string" calcext:value-type="string">
            <text:p>Title 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jeev</text:p>
          </table:table-cell>
          <table:table-cell office:value-type="string" calcext:value-type="string">
            <text:p><text:a xlink:href="mailto:Rajiv.sonone@gmail.com" xlink:type="simple">Rajiv.sonone@gmail.com</text:a></text:p>
          </table:table-cell>
          <table:table-cell office:value-type="float" office:value="9930858518" calcext:value-type="float">
            <text:p>9930858518</text:p>
          </table:table-cell>
          <table:table-cell office:value-type="string" calcext:value-type="string">
            <text:p><text:a xlink:href="https://drive.google.com/open?id=1fj7j15UiO3vneEGYKr2FQi7TqIkOLSq3" xlink:type="simple">https://drive.google.com/open?id=1fj7j15UiO3vneEGYKr2FQi7TqIkOLSq3</text:a></text:p>
          </table:table-cell>
          <table:table-cell office:value-type="string" calcext:value-type="string">
            <text:p>Stylefiles Junio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eena</text:p>
          </table:table-cell>
          <table:table-cell office:value-type="string" calcext:value-type="string">
            <text:p><text:a xlink:href="mailto:shveena@rediffmail.com" xlink:type="simple">shveena@rediffmail.com</text:a></text:p>
          </table:table-cell>
          <table:table-cell office:value-type="float" office:value="9819828037" calcext:value-type="float">
            <text:p>9819828037</text:p>
          </table:table-cell>
          <table:table-cell office:value-type="string" calcext:value-type="string">
            <text:p><text:a xlink:href="https://drive.google.com/open?id=1HEu1y4MMHbWhY2LQ1BqHXK8fUhBfIba3" xlink:type="simple">https://drive.google.com/open?id=1HEu1y4MMHbWhY2LQ1BqHXK8fUhBfIba3</text:a></text:p>
          </table:table-cell>
          <table:table-cell office:value-type="string" calcext:value-type="string">
            <text:p>Stylefiles Junior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eha </text:p>
          </table:table-cell>
          <table:table-cell office:value-type="string" calcext:value-type="string">
            <text:p><text:a xlink:href="mailto:kaulneha01@gmail.com" xlink:type="simple">kaulneha01@gmail.com</text:a></text:p>
          </table:table-cell>
          <table:table-cell office:value-type="float" office:value="9821339984" calcext:value-type="float">
            <text:p>9821339984</text:p>
          </table:table-cell>
          <table:table-cell office:value-type="string" calcext:value-type="string">
            <text:p><text:a xlink:href="https://drive.google.com/open?id=1qkIHyuT4cfgBaNElAb7_B99aoZyCfz3k" xlink:type="simple">https://drive.google.com/open?id=1qkIHyuT4cfgBaNElAb7_B99aoZyCfz3k</text:a></text:p>
          </table:table-cell>
          <table:table-cell office:value-type="string" calcext:value-type="string">
            <text:p>Stylefiles Junior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aresh</text:p>
          </table:table-cell>
          <table:table-cell office:value-type="string" calcext:value-type="string">
            <text:p><text:a xlink:href="mailto:Paresh.shettigar@gmail.com" xlink:type="simple">Paresh.shettigar@gmail.com</text:a></text:p>
          </table:table-cell>
          <table:table-cell office:value-type="float" office:value="9773015182" calcext:value-type="float">
            <text:p>9773015182</text:p>
          </table:table-cell>
          <table:table-cell office:value-type="string" calcext:value-type="string">
            <text:p><text:a xlink:href="https://drive.google.com/open?id=1uI7r3aM1woapTU39kjAwplZj5WwUNk1E" xlink:type="simple">https://drive.google.com/open?id=1uI7r3aM1woapTU39kjAwplZj5WwUNk1E</text:a></text:p>
          </table:table-cell>
          <table:table-cell office:value-type="string" calcext:value-type="string">
            <text:p>Stylefiles Junior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ryan </text:p>
          </table:table-cell>
          <table:table-cell office:value-type="string" calcext:value-type="string">
            <text:p><text:a xlink:href="mailto:terquois_klothing@yahoo.com" xlink:type="simple">terquois_klothing@yahoo.com</text:a></text:p>
          </table:table-cell>
          <table:table-cell office:value-type="float" office:value="9820974645" calcext:value-type="float">
            <text:p>9820974645</text:p>
          </table:table-cell>
          <table:table-cell office:value-type="string" calcext:value-type="string">
            <text:p><text:a xlink:href="https://drive.google.com/open?id=194aL9amhH6WisW27x08hu4TVOv-DKSRc" xlink:type="simple">https://drive.google.com/open?id=194aL9amhH6WisW27x08hu4TVOv-DKSRc</text:a></text:p>
          </table:table-cell>
          <table:table-cell office:value-type="string" calcext:value-type="string">
            <text:p>Stylefiles Junior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avya </text:p>
          </table:table-cell>
          <table:table-cell office:value-type="string" calcext:value-type="string">
            <text:p><text:a xlink:href="mailto:amitdhadda@yahoo.co.in" xlink:type="simple">amitdhadda@yahoo.co.in</text:a></text:p>
          </table:table-cell>
          <table:table-cell office:value-type="string" calcext:value-type="string">
            <text:p><text:a xlink:href="tel:(986)%20728-7922" xlink:type="simple">9867287922</text:a></text:p>
          </table:table-cell>
          <table:table-cell office:value-type="string" calcext:value-type="string">
            <text:p><text:a xlink:href="https://drive.google.com/open?id=1shf810qVpge8vRNiK1VwQGzq6Djy8l61" xlink:type="simple">https://drive.google.com/open?id=1shf810qVpge8vRNiK1VwQGzq6Djy8l61</text:a></text:p>
          </table:table-cell>
          <table:table-cell office:value-type="string" calcext:value-type="string">
            <text:p>Stylefiles Junior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di </text:p>
          </table:table-cell>
          <table:table-cell office:value-type="string" calcext:value-type="string">
            <text:p><text:a xlink:href="mailto:simisajeev1978@yahoo.com" xlink:type="simple">simisajeev1978@yahoo.com</text:a></text:p>
          </table:table-cell>
          <table:table-cell office:value-type="string" calcext:value-type="string">
            <text:p><text:a xlink:href="tel:(989)%20294-6488" xlink:type="simple">9892946488</text:a></text:p>
          </table:table-cell>
          <table:table-cell office:value-type="string" calcext:value-type="string">
            <text:p><text:a xlink:href="https://drive.google.com/open?id=12WYIGAG-b5YW_B1CmAcaVNbowQ7q9LNx" xlink:type="simple">https://drive.google.com/open?id=12WYIGAG-b5YW_B1CmAcaVNbowQ7q9LNx</text:a></text:p>
          </table:table-cell>
          <table:table-cell office:value-type="string" calcext:value-type="string">
            <text:p>Stylefiles Junior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Imraan</text:p>
          </table:table-cell>
          <table:table-cell office:value-type="string" calcext:value-type="string">
            <text:p><text:a xlink:href="mailto:imran2.kh@gmail.com" xlink:type="simple">imran2.kh@gmail.com</text:a></text:p>
          </table:table-cell>
          <table:table-cell office:value-type="string" calcext:value-type="string">
            <text:p><text:a xlink:href="tel:(986)%20740-8720" xlink:type="simple">9867408720</text:a></text:p>
          </table:table-cell>
          <table:table-cell office:value-type="string" calcext:value-type="string">
            <text:p><text:a xlink:href="https://drive.google.com/open?id=1dFzn9HhfMaXcqlLnMbTSZrchw-xk1gx2" xlink:type="simple">https://drive.google.com/open?id=1dFzn9HhfMaXcqlLnMbTSZrchw-xk1gx2</text:a></text:p>
          </table:table-cell>
          <table:table-cell office:value-type="string" calcext:value-type="string">
            <text:p>Stylefiles Junior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neha</text:p>
          </table:table-cell>
          <table:table-cell office:value-type="string" calcext:value-type="string">
            <text:p><text:a xlink:href="mailto:6@shopholix.com" xlink:type="simple">6@shopholix.com</text:a></text:p>
          </table:table-cell>
          <table:table-cell office:value-type="float" office:value="9819324081" calcext:value-type="float">
            <text:p>9819324081</text:p>
          </table:table-cell>
          <table:table-cell office:value-type="string" calcext:value-type="string">
            <text:p><text:a xlink:href="https://drive.google.com/open?id=1e_0BIg5CPip4uXPCmkcMFsGVvFN4eX98" xlink:type="simple">https://drive.google.com/open?id=1e_0BIg5CPip4uXPCmkcMFsGVvFN4eX98</text:a></text:p>
          </table:table-cell>
          <table:table-cell office:value-type="string" calcext:value-type="string">
            <text:p>Stylefiles Junior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romod</text:p>
          </table:table-cell>
          <table:table-cell office:value-type="string" calcext:value-type="string">
            <text:p><text:a xlink:href="mailto:Panghag1976@gmail.com" xlink:type="simple">Panghag1976@gmail.com</text:a></text:p>
          </table:table-cell>
          <table:table-cell office:value-type="float" office:value="9619118802" calcext:value-type="float">
            <text:p>9619118802</text:p>
          </table:table-cell>
          <table:table-cell office:value-type="string" calcext:value-type="string">
            <text:p><text:a xlink:href="https://drive.google.com/open?id=1InSGbVwXuj2esYHlIf1WjgY7J2MqFkVN" xlink:type="simple">https://drive.google.com/open?id=1InSGbVwXuj2esYHlIf1WjgY7J2MqFkVN</text:a></text:p>
          </table:table-cell>
          <table:table-cell office:value-type="string" calcext:value-type="string">
            <text:p>Stylefiles Junior</text:p>
          </table:table-cell>
        </table:table-row>
        <table:table-row table:style-name="ro1">
          <table:table-cell table:style-name="ce3" office:value-type="string" calcext:value-type="string" table:number-columns-spanned="6" table:number-rows-spanned="1">
            <text:p> </text:p>
          </table:table-cell>
          <table:covered-table-cell table:number-columns-repeated="5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20:20:58.952663681</meta:creation-date>
    <dc:date>2018-07-16T20:21:57.179859873</dc:date>
    <meta:editing-duration>PT1M4S</meta:editing-duration>
    <meta:editing-cycles>1</meta:editing-cycles>
    <meta:document-statistic meta:table-count="1" meta:cell-count="67" meta:object-count="0"/>
    <meta:generator>LibreOffice/6.0.3.2$Linux_X86_64 LibreOffice_project/00m0$Build-2</meta:generator>
  </office:meta>
</office:document-meta>
</file>